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paragraph-rsid="0009730d" style:font-size-asian="11pt" style:font-size-complex="11pt"/>
    </style:style>
    <style:style style:name="P2"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rsid="001965b9" officeooo:paragraph-rsid="0009730d" style:font-size-asian="11pt" style:font-size-complex="11pt"/>
    </style:style>
    <style:style style:name="P3" style:family="paragraph" style:parent-style-name="Standard" style:list-style-name="WWNum1">
      <style:paragraph-properties fo:margin-left="0.5in" fo:margin-right="0in" fo:margin-top="0in" fo:margin-bottom="0in" loext:contextual-spacing="true" fo:line-height="115%" fo:text-indent="-0.25in" style:auto-text-indent="false"/>
      <style:text-properties style:font-name="Arial" fo:font-size="11pt" officeooo:rsid="001a153a" officeooo:paragraph-rsid="0009730d" style:font-size-asian="11pt" style:font-size-complex="11pt"/>
    </style:style>
    <style:style style:name="P4" style:family="paragraph" style:parent-style-name="Standard" style:list-style-name="WWNum1">
      <style:paragraph-properties fo:margin-left="0.5in" fo:margin-right="0in" fo:margin-top="0in" fo:margin-bottom="0in" loext:contextual-spacing="true" fo:line-height="115%" fo:text-indent="-0.25in" style:auto-text-indent="false"/>
      <style:text-properties fo:color="#000000" style:font-name="Arial" fo:font-size="11pt" fo:font-weight="normal" officeooo:rsid="0017d7f4" officeooo:paragraph-rsid="0009730d" style:font-name-asian="Helvetica Neue" style:font-size-asian="11pt" style:font-weight-asian="normal" style:font-name-complex="Helvetica Neue" style:font-size-complex="11pt"/>
    </style:style>
    <style:style style:name="P5" style:family="paragraph" style:parent-style-name="Standard">
      <style:paragraph-properties fo:margin-top="0in" fo:margin-bottom="0in" loext:contextual-spacing="false"/>
      <style:text-properties style:font-name="Arial" fo:font-size="11pt" officeooo:paragraph-rsid="0009730d" style:font-size-asian="11pt" style:font-size-complex="11pt"/>
    </style:style>
    <style:style style:name="P6" style:family="paragraph" style:parent-style-name="Title" style:master-page-name="Standard">
      <style:paragraph-properties style:page-number="1"/>
      <style:text-properties style:font-name="Arial" officeooo:paragraph-rsid="0009730d"/>
    </style:style>
    <style:style style:name="P7" style:family="paragraph" style:parent-style-name="Heading_20_1">
      <style:text-properties style:font-name="Arial" officeooo:paragraph-rsid="0009730d"/>
    </style:style>
    <style:style style:name="P8" style:family="paragraph" style:parent-style-name="Heading_20_2">
      <style:text-properties style:font-name="Arial" fo:font-weight="normal" officeooo:paragraph-rsid="0009730d" style:font-weight-asian="normal" style:font-weight-complex="normal"/>
    </style:style>
    <style:style style:name="P9" style:family="paragraph" style:parent-style-name="Heading_20_2">
      <style:text-properties style:font-name="Arial" officeooo:paragraph-rsid="0009730d"/>
    </style:style>
    <style:style style:name="P10" style:family="paragraph" style:parent-style-name="Heading_20_3">
      <style:text-properties style:font-name="Arial" officeooo:paragraph-rsid="0009730d"/>
    </style:style>
    <style:style style:name="T1" style:family="text">
      <style:text-properties fo:color="#000000" fo:font-weight="normal" officeooo:rsid="0017d7f4" style:font-name-asian="Helvetica Neue" style:font-weight-asian="normal" style:font-name-complex="Helvetica Neue"/>
    </style:style>
    <style:style style:name="T2" style:family="text">
      <style:text-properties officeooo:rsid="00123a5b"/>
    </style:style>
    <style:style style:name="T3" style:family="text">
      <style:text-properties fo:font-weight="bold" style:font-weight-asian="bold"/>
    </style:style>
    <style:style style:name="T4" style:family="text">
      <style:text-properties fo:font-weight="bold" officeooo:rsid="00123a5b"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duct Manager</text:p>
      <text:p text:style-name="P7">The role</text:p>
      <text:p text:style-name="P5">As product manager you’ll be responsible for the delivery and continuous improvement of one or more digital products by providing direction to a multidisciplinary delivery team.<text:line-break/><text:line-break/>You will create a vision for your products based on your understanding of user needs. </text:p>
      <text:p text:style-name="P5"/>
      <text:p text:style-name="P5">You will help your team build the right things in the right order by developing and prioritising product roadmaps and backlogs. <text:line-break/><text:line-break/>You will be responsible for engaging with stakeholders and users to ensure they are clear on the benefits of the product and that their feedback is being used to inform ongoing improvements.</text:p>
      <text:p text:style-name="P5"/>
      <text:p text:style-name="P5">Product managers work on exciting products in support of services that are relevant to every household and business in the UK. </text:p>
      <text:p text:style-name="P5"/>
      <text:p text:style-name="P5">It is an opportunity to work with committed and talented developers, designers, analysts and content teams who share a passion for making government better.</text:p>
      <text:p text:style-name="P7"><text:bookmark text:name="_xx8l7c2di1du"/>Main responsibilities</text:p>
      <text:p text:style-name="P5">As a product manager you will:</text:p>
      <text:p text:style-name="P5"/>
      <text:list xml:id="list5387834355001418653" text:style-name="WWNum1">
        <text:list-item>
          <text:p text:style-name="P4">Lead a multidisciplinary team to deliver the product and iteratively improve it through several delivery cycles</text:p>
        </text:list-item>
        <text:list-item>
          <text:p text:style-name="P4">Develop an expert understanding of the users’ needs and champion these in the delivery of your product</text:p>
        </text:list-item>
        <text:list-item>
          <text:p text:style-name="P4">Define, explain and iterate a product vision that is compelling to your users, team and stakeholders</text:p>
        </text:list-item>
        <text:list-item>
          <text:p text:style-name="P4">Develop and prioritise a product backlog, writing good user stories and making decisions based on data</text:p>
        </text:list-item>
        <text:list-item>
          <text:p text:style-name="P4">Engage with users and stakeholders through a range of channels to encourage take-up and use of your product</text:p>
        </text:list-item>
        <text:list-item>
          <text:p text:style-name="P4">Set measurable goals for your product and report against these to demonstrate progress against stated benefits</text:p>
        </text:list-item>
        <text:list-item>
          <text:p text:style-name="P4">Ensure your product meets the Digital Service Standard and applies principles that help to maximise value and ensure a good user experience</text:p>
        </text:list-item>
        <text:list-item>
          <text:p text:style-name="P1"><text:span text:style-name="T1">Play an active role in the government product manager community sharing your learning and celebrating progress made by other people and teams</text:span></text:p>
        </text:list-item>
      </text:list>
      <text:p text:style-name="P7">Skills and experience</text:p>
      <text:list xml:id="list83938417170281" text:continue-numbering="true" text:style-name="WWNum1">
        <text:list-item>
          <text:p text:style-name="P2"><text:span text:style-name="T1">Experience of product management with a passion for shipping and evolving great digital products by leading multi-disciplinary teams</text:span></text:p>
        </text:list-item>
        <text:list-item>
          <text:p text:style-name="P2"><text:span text:style-name="T1">Experience of creating, maintaining and prioritising product backlogs to direct the work of a delivery team</text:span></text:p>
        </text:list-item>
        <text:list-item>
          <text:p text:style-name="P2"><text:span text:style-name="T1">Experience of engaging with users and turning user insight into product improvements</text:span></text:p>
        </text:list-item>
        <text:list-item>
          <text:p text:style-name="P2"><text:span text:style-name="T1">Familiarity with setting, monitoring and reporting measurable product performance targets</text:span></text:p>
        </text:list-item>
        <text:list-item>
          <text:p text:style-name="P2"><text:span text:style-name="T1">Familiarity with a range of agile delivery techniques and tools</text:span></text:p>
        </text:list-item>
        <text:list-item>
          <text:p text:style-name="P1"><text:soft-page-break/><text:span text:style-name="T1">Have strong verbal, written and visual communication skills that you are able to tailor to the needs of the audience</text:span></text:p>
        </text:list-item>
      </text:list>
      <text:p text:style-name="P7">Civil Service Competencies</text:p>
      <text:p text:style-name="P9">S<text:span text:style-name="T2">etting</text:span> D<text:span text:style-name="T2">irection</text:span></text:p>
      <text:p text:style-name="P10">Seeing the Big Picture</text:p>
      <text:list xml:id="list83938388329276" text:continue-numbering="true" text:style-name="WWNum1">
        <text:list-item>
          <text:p text:style-name="P2"><text:span text:style-name="T1">Articulate the Department’s business model and help people see their role within it</text:span></text:p>
        </text:list-item>
        <text:list-item>
          <text:p text:style-name="P1"><text:span text:style-name="T1">Create clear long-term strategies focused on adding value to the citizen and making real, lasting change beyond the Civil Service</text:span></text:p>
        </text:list-item>
      </text:list>
      <text:p text:style-name="P10">Changing and Improving</text:p>
      <text:list xml:id="list83939673206751" text:continue-numbering="true" text:style-name="WWNum1">
        <text:list-item>
          <text:p text:style-name="P3"><text:span text:style-name="T1">Seek out opportunities for innovation and have the courage to take risks and make step changes to how things are done</text:span></text:p>
        </text:list-item>
        <text:list-item>
          <text:p text:style-name="P1"><text:span text:style-name="T1">Create and encourage a culture of initiative, flexibility and responsiveness, mobilising the Department to respond swiftly to changing priorities</text:span></text:p>
        </text:list-item>
      </text:list>
      <text:p text:style-name="P10">Making Effective Decisions</text:p>
      <text:list xml:id="list83939079346041" text:continue-numbering="true" text:style-name="WWNum1">
        <text:list-item>
          <text:p text:style-name="P3"><text:span text:style-name="T1">Make unpopular decisions and defend them at the highest level when required</text:span></text:p>
        </text:list-item>
        <text:list-item>
          <text:p text:style-name="P1"><text:span text:style-name="T1">Involve the right stakeholders and partners in making recommendations or decisions early on and continue to engage them</text:span></text:p>
        </text:list-item>
      </text:list>
      <text:p text:style-name="P8">E<text:span text:style-name="T2">ngaging</text:span> P<text:span text:style-name="T2">eople</text:span></text:p>
      <text:p text:style-name="P10">Leading and Communicating</text:p>
      <text:list xml:id="list83939024784967" text:continue-numbering="true" text:style-name="WWNum1">
        <text:list-item>
          <text:p text:style-name="P3"><text:span text:style-name="T1">Be highly visible and credible at the most senior levels across and outside the Civil Service, communicating purpose and direction with clarity and enthusiasm</text:span></text:p>
        </text:list-item>
        <text:list-item>
          <text:p text:style-name="P1"><text:span text:style-name="T1">Negotiate with and influence external partners, stakeholders and customers successfully at the highest levels</text:span></text:p>
        </text:list-item>
      </text:list>
      <text:p text:style-name="P10">Collaborating and Partnering</text:p>
      <text:list xml:id="list83937872736877" text:continue-numbering="true" text:style-name="WWNum1">
        <text:list-item>
          <text:p text:style-name="P3"><text:span text:style-name="T1">Drive a diverse and collaborative working culture which encourages openness, approachability and is supportive of challenge however uncomfortable</text:span></text:p>
        </text:list-item>
        <text:list-item>
          <text:p text:style-name="P1"><text:span text:style-name="T1">Confront issues and challenge assumptions at the highest levels with delivery partners, stakeholders and clients in an assertive yet constructive way</text:span></text:p>
        </text:list-item>
      </text:list>
      <text:p text:style-name="P10">Building Capability for All</text:p>
      <text:list xml:id="list83939270654924" text:continue-numbering="true" text:style-name="WWNum1">
        <text:list-item>
          <text:p text:style-name="P3"><text:span text:style-name="T1">Champion the strategic importance of people, talent management and development issues, building a strong culture of continuous learning and knowledge sharing</text:span></text:p>
        </text:list-item>
        <text:list-item>
          <text:p text:style-name="P1"><text:span text:style-name="T1">Role model continuous learning and self development, evaluating own effectiveness and growth and planning next learning steps accordingly</text:span></text:p>
        </text:list-item>
      </text:list>
      <text:p text:style-name="P9"><text:soft-page-break/><text:span text:style-name="T4">Delivering</text:span><text:span text:style-name="T3"> </text:span><text:span text:style-name="T4">Results</text:span></text:p>
      <text:p text:style-name="P10">Managing a Quality Service</text:p>
      <text:list xml:id="list83938761459868" text:continue-numbering="true" text:style-name="WWNum1">
        <text:list-item>
          <text:p text:style-name="P3"><text:span text:style-name="T1">Ensure an in-depth and evolving understanding of the broad range of customer requirements is embedded in the Department</text:span></text:p>
        </text:list-item>
        <text:list-item>
          <text:p text:style-name="P1"><text:span text:style-name="T1">Determine and drive customer service outcomes at a broad strategic level and work across Government to ensure delivery of professional excellence and expertise to custom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ListLabel_20_1" style:display-name="ListLabel 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2.9008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8:39:02.305354000</meta:creation-date>
    <meta:editing-cycles>1</meta:editing-cycles>
    <meta:editing-duration>PT35S</meta:editing-duration>
    <dc:subject>Generic job description</dc:subject>
    <dc:title>Product manager Job Description</dc:title>
    <dc:date>2016-12-16T08:39:37.655945000</dc:date>
    <meta:document-statistic meta:table-count="0" meta:image-count="0" meta:object-count="0" meta:page-count="3" meta:paragraph-count="48" meta:word-count="706" meta:character-count="4560" meta:non-whitespace-character-count="3925"/>
    <meta:generator>LibreOffice/5.2.3.3$MacOSX_X86_64 LibreOffice_project/d54a8868f08a7b39642414cf2c8ef2f228f780cf</meta:generator>
  </office:meta>
</office:document-meta>
</file>